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rtbot certonly</text:p>
      <text:p text:style-name="Standard">Saving debug log to /var/log/letsencrypt/letsencrypt.log</text:p>
      <text:p text:style-name="Standard"/>
      <text:p text:style-name="Standard">How would you like to authenticate with the ACME CA?</text:p>
      <text:p text:style-name="Standard">- - - - - - - - - - - - - - - - - - - - - - - - - - - - - - - - - - - - - - - -</text:p>
      <text:p text:style-name="Standard">1: Apache Web Server plugin - Beta (apache)</text:p>
      <text:p text:style-name="Standard">2: Spin up a temporary webserver (standalone)</text:p>
      <text:p text:style-name="Standard">3: Place files in webroot directory (webroot)</text:p>
      <text:p text:style-name="Standard">- - - - - - - - - - - - - - - - - - - - - - - - - - - - - - - - - - - - - - - -</text:p>
      <text:p text:style-name="Standard">Select the appropriate number [1-3] then [enter] (press 'c' to cancel): 1</text:p>
      <text:p text:style-name="Standard">Plugins selected: Authenticator apache, Installer None</text:p>
      <text:p text:style-name="Standard">Starting new HTTPS connection (1): acme-v02.api.letsencrypt.org</text:p>
      <text:p text:style-name="Standard">Please enter in your domain name(s) (comma and/or space separated) <text:s/>(Enter 'c'</text:p>
      <text:p text:style-name="Standard">to cancel): atica.org decomadrid.org deinsaingenieros.com homemanager.es hometech.red lateingenieros.com mail1.atica.org mail1.business-card.es mail1.decomadrid.org mail1.deinsaingenieros.com mail1.homemanager.es mail1.hometech.red mail1.lateingenieros.com mail1.miraclesoa.com mail1.uniquehome.es mail1.uniquehometech.es miraclesoa.com uniquehome.es uniquehometech.es www.atica.org www.decomadrid.org www.deinsaingenieros.com www.homemanager.es www.hometech.red www.lateingenieros.com www.miraclesoa.com www.uniquehome.es www.uniquehometech.es</text:p>
      <text:p text:style-name="Standard"/>
      <text:p text:style-name="Standard">- - - - - - - - - - - - - - - - - - - - - - - - - - - - - - - - - - - - - - - -</text:p>
      <text:p text:style-name="Standard">You have an existing certificate that contains a portion of the domains you</text:p>
      <text:p text:style-name="Standard">requested (ref: /etc/letsencrypt/renewal/hometech.red.conf)</text:p>
      <text:p text:style-name="Standard"/>
      <text:p text:style-name="Standard">It contains these names: hometech.red, www.hometech.red</text:p>
      <text:p text:style-name="Standard"/>
      <text:p text:style-name="Standard">You requested these names for the new certificate: atica.org, decomadrid.org,</text:p>
      <text:p text:style-name="Standard">deinsaingenieros.com, homemanager.es, hometech.red, lateingenieros.com,</text:p>
      <text:p text:style-name="Standard">mail1.atica.org, mail1.business-card.es, mail1.decomadrid.org,</text:p>
      <text:p text:style-name="Standard">mail1.deinsaingenieros.com, mail1.homemanager.es, mail1.hometech.red,</text:p>
      <text:p text:style-name="Standard">mail1.lateingenieros.com, mail1.miraclesoa.com, mail1.uniquehome.es,</text:p>
      <text:p text:style-name="Standard">mail1.uniquehometech.es, miraclesoa.com, uniquehome.es, uniquehometech.es,</text:p>
      <text:p text:style-name="Standard">www.atica.org, www.decomadrid.org, www.deinsaingenieros.com, www.homemanager.es,</text:p>
      <text:p text:style-name="Standard">www.hometech.red, www.lateingenieros.com, www.miraclesoa.com, www.uniquehome.es,</text:p>
      <text:p text:style-name="Standard">www.uniquehometech.es.</text:p>
      <text:p text:style-name="Standard"/>
      <text:p text:style-name="Standard">Do you want to expand and replace this existing certificate with the new</text:p>
      <text:p text:style-name="Standard">certificate?</text:p>
      <text:p text:style-name="Standard">- - - - - - - - - - - - - - - - - - - - - - - - - - - - - - - - - - - - - - - -</text:p>
      <text:p text:style-name="Standard">(E)xpand/(C)ancel: E</text:p>
      <text:p text:style-name="Standard">Renewing an existing certificate</text:p>
      <text:p text:style-name="Standard">Performing the following challenges:</text:p>
      <text:p text:style-name="Standard">http-01 challenge for atica.org</text:p>
      <text:p text:style-name="Standard">http-01 challenge for decomadrid.org</text:p>
      <text:p text:style-name="Standard">http-01 challenge for deinsaingenieros.com</text:p>
      <text:p text:style-name="Standard">http-01 challenge for homemanager.es</text:p>
      <text:p text:style-name="Standard">http-01 challenge for hometech.red</text:p>
      <text:p text:style-name="Standard">http-01 challenge for lateingenieros.com</text:p>
      <text:p text:style-name="Standard">http-01 challenge for mail1.atica.org</text:p>
      <text:p text:style-name="Standard">http-01 challenge for mail1.business-card.es</text:p>
      <text:p text:style-name="Standard">http-01 challenge for mail1.decomadrid.org</text:p>
      <text:p text:style-name="Standard">http-01 challenge for mail1.deinsaingenieros.com</text:p>
      <text:p text:style-name="Standard"><text:soft-page-break/>http-01 challenge for mail1.homemanager.es</text:p>
      <text:p text:style-name="Standard">http-01 challenge for mail1.hometech.red</text:p>
      <text:p text:style-name="Standard">http-01 challenge for mail1.lateingenieros.com</text:p>
      <text:p text:style-name="Standard">http-01 challenge for mail1.miraclesoa.com</text:p>
      <text:p text:style-name="Standard">http-01 challenge for mail1.uniquehome.es</text:p>
      <text:p text:style-name="Standard">http-01 challenge for mail1.uniquehometech.es</text:p>
      <text:p text:style-name="Standard">http-01 challenge for miraclesoa.com</text:p>
      <text:p text:style-name="Standard">http-01 challenge for uniquehome.es</text:p>
      <text:p text:style-name="Standard">http-01 challenge for uniquehometech.es</text:p>
      <text:p text:style-name="Standard">http-01 challenge for www.atica.org</text:p>
      <text:p text:style-name="Standard">http-01 challenge for www.decomadrid.org</text:p>
      <text:p text:style-name="Standard">http-01 challenge for www.deinsaingenieros.com</text:p>
      <text:p text:style-name="Standard">http-01 challenge for www.homemanager.es</text:p>
      <text:p text:style-name="Standard">http-01 challenge for www.hometech.red</text:p>
      <text:p text:style-name="Standard">http-01 challenge for www.lateingenieros.com</text:p>
      <text:p text:style-name="Standard">http-01 challenge for www.miraclesoa.com</text:p>
      <text:p text:style-name="Standard">http-01 challenge for www.uniquehome.es</text:p>
      <text:p text:style-name="Standard">http-01 challenge for www.uniquehometech.es</text:p>
      <text:p text:style-name="Standard">Waiting for verification...</text:p>
      <text:p text:style-name="Standard">Cleaning up challenges</text:p>
      <text:p text:style-name="Standard">Failed authorization procedure. mail1.uniquehome.es (http-01): urn:ietf:params:acme:error:unauthorized :: The client lacks sufficient authorization :: Invalid response from http://mail1.uniquehome.es/.well-known/acme-challenge/4g9-Gy4cQw9BIXQkp0TfERMadrH18OkJtiVds9KBKiY [89.7.222.194]: "&lt;!DOCTYPE HTML PUBLIC \"-//IETF//DTD HTML 2.0//EN\"&gt;\n&lt;html&gt;&lt;head&gt;\n&lt;title&gt;404 Not Found&lt;/title&gt;\n&lt;/head&gt;&lt;body&gt;\n&lt;h1&gt;Not Found&lt;/h1&gt;\n&lt;p", deinsaingenieros.com (http-01): urn:ietf:params:acme:error:unauthorized :: The client lacks sufficient authorization :: Invalid response from http://deinsaingenieros.com/.well-known/acme-challenge/6XLJPK0DFLbu4Y5thSgH-hozllJosMGVr4nnskvVdmE [89.7.222.194]: "&lt;!DOCTYPE HTML PUBLIC \"-//IETF//DTD HTML 2.0//EN\"&gt;\n&lt;html&gt;&lt;head&gt;\n&lt;title&gt;404 Not Found&lt;/title&gt;\n&lt;/head&gt;&lt;body&gt;\n&lt;h1&gt;Not Found&lt;/h1&gt;\n&lt;p", mail1.deinsaingenieros.com (http-01): urn:ietf:params:acme:error:unauthorized :: The client lacks sufficient authorization :: Invalid response from http://mail1.deinsaingenieros.com/.well-known/acme-challenge/Y_RQ9A2hQFisGcQAgIFWdF0CROPf6_DrRDPecqndCFU [89.7.222.194]: "&lt;!DOCTYPE HTML PUBLIC \"-//IETF//DTD HTML 2.0//EN\"&gt;\n&lt;html&gt;&lt;head&gt;\n&lt;title&gt;404 Not Found&lt;/title&gt;\n&lt;/head&gt;&lt;body&gt;\n&lt;h1&gt;Not Found&lt;/h1&gt;\n&lt;p", mail1.uniquehometech.es (http-01): urn:ietf:params:acme:error:unauthorized :: The client lacks sufficient authorization :: Invalid response from http://mail1.uniquehometech.es/.well-known/acme-challenge/mGFqemkdnzcplU-svjcDNzJupQBhm-HdkVnv5IQpqG0 [89.7.222.194]: "&lt;!DOCTYPE HTML PUBLIC \"-//IETF//DTD HTML 2.0//EN\"&gt;\n&lt;html&gt;&lt;head&gt;\n&lt;title&gt;404 Not Found&lt;/title&gt;\n&lt;/head&gt;&lt;body&gt;\n&lt;h1&gt;Not Found&lt;/h1&gt;\n&lt;p", homemanager.es (http-01): urn:ietf:params:acme:error:unauthorized :: The client lacks sufficient authorization :: Invalid response from http://homemanager.es/.well-known/acme-challenge/L9aXmViaOeQ3-5yy5jLtfs7JhXJmKVC6IMXsHkJGTnI [89.7.222.194]: "&lt;!DOCTYPE HTML PUBLIC \"-//IETF//DTD HTML 2.0//EN\"&gt;\n&lt;html&gt;&lt;head&gt;\n&lt;title&gt;404 Not Found&lt;/title&gt;\n&lt;/head&gt;&lt;body&gt;\n&lt;h1&gt;Not Found&lt;/h1&gt;\n&lt;p", mail1.decomadrid.org (http-01): urn:ietf:params:acme:error:unauthorized :: The client lacks sufficient authorization :: Invalid response from http://mail1.decomadrid.org/.well-known/acme-challenge/wrM-yRS2cY9pZP8cUAI6VMPpwPdnDU5Cchar18_FT5I [89.7.222.194]: "&lt;!DOCTYPE HTML PUBLIC \"-//IETF//DTD HTML 2.0//EN\"&gt;\n&lt;html&gt;&lt;head&gt;\n&lt;title&gt;404 Not Found&lt;/title&gt;\n&lt;/head&gt;&lt;body&gt;\n&lt;h1&gt;Not Found&lt;/h1&gt;\n&lt;p", mail1.homemanager.es (http-01): urn:ietf:params:acme:error:unauthorized :: The client lacks sufficient authorization :: Invalid response from http://mail1.homemanager.es/.well-known/acme-challenge/lm8vwq_ktCPUBPuKoZ3c8tCrK0-f4eDWyA5xa2zFaYk [89.7.222.194]: "&lt;!DOCTYPE HTML PUBLIC \"-//IETF//DTD HTML 2.0//EN\"&gt;\n&lt;html&gt;&lt;head&gt;\n&lt;title&gt;404 Not Found&lt;/title&gt;\n&lt;/head&gt;&lt;body&gt;\n&lt;h1&gt;Not Found&lt;/h1&gt;\n&lt;p", <text:soft-page-break/>mail1.lateingenieros.com (http-01): urn:ietf:params:acme:error:unauthorized :: The client lacks sufficient authorization :: Invalid response from http://mail1.lateingenieros.com/.well-known/acme-challenge/4uB3Q1JtE55VOmfg7gmBq-9MePN5i_u9mq-2F5RYADU [89.7.222.194]: "&lt;!DOCTYPE HTML PUBLIC \"-//IETF//DTD HTML 2.0//EN\"&gt;\n&lt;html&gt;&lt;head&gt;\n&lt;title&gt;404 Not Found&lt;/title&gt;\n&lt;/head&gt;&lt;body&gt;\n&lt;h1&gt;Not Found&lt;/h1&gt;\n&lt;p", mail1.hometech.red (http-01): urn:ietf:params:acme:error:unauthorized :: The client lacks sufficient authorization :: Invalid response from http://mail1.hometech.red/.well-known/acme-challenge/BCBjwNe-HY07HvU7u2ScrK_MIDJvUvdPaddLZA05dUc [89.7.222.194]: "&lt;!DOCTYPE HTML PUBLIC \"-//IETF//DTD HTML 2.0//EN\"&gt;\n&lt;html&gt;&lt;head&gt;\n&lt;title&gt;404 Not Found&lt;/title&gt;\n&lt;/head&gt;&lt;body&gt;\n&lt;h1&gt;Not Found&lt;/h1&gt;\n&lt;p", atica.org (http-01): urn:ietf:params:acme:error:unauthorized :: The client lacks sufficient authorization :: Invalid response from http://atica.org/.well-known/acme-challenge/VWTCsQ4DKqlCq0lvsmFPmAU5BJ9FuO_AxP3MsqNL-pY [89.7.222.194]: "&lt;!DOCTYPE HTML PUBLIC \"-//IETF//DTD HTML 2.0//EN\"&gt;\n&lt;html&gt;&lt;head&gt;\n&lt;title&gt;404 Not Found&lt;/title&gt;\n&lt;/head&gt;&lt;body&gt;\n&lt;h1&gt;Not Found&lt;/h1&gt;\n&lt;p", mail1.atica.org (http-01): urn:ietf:params:acme:error:unauthorized :: The client lacks sufficient authorization :: Invalid response from http://mail1.atica.org/.well-known/acme-challenge/rfPBpz8y-fJqNpUmKQEtqRf_LA2lTxR49zlyiMhj2uk [89.7.222.194]: "&lt;!DOCTYPE HTML PUBLIC \"-//IETF//DTD HTML 2.0//EN\"&gt;\n&lt;html&gt;&lt;head&gt;\n&lt;title&gt;404 Not Found&lt;/title&gt;\n&lt;/head&gt;&lt;body&gt;\n&lt;h1&gt;Not Found&lt;/h1&gt;\n&lt;p", decomadrid.org (http-01): urn:ietf:params:acme:error:unauthorized :: The client lacks sufficient authorization :: Invalid response from http://decomadrid.org/.well-known/acme-challenge/xjV-LX-GHkZbYgsnjevMsaebzjCYQYAAglVpvpBle2M [89.7.222.194]: "&lt;!DOCTYPE HTML PUBLIC \"-//IETF//DTD HTML 2.0//EN\"&gt;\n&lt;html&gt;&lt;head&gt;\n&lt;title&gt;404 Not Found&lt;/title&gt;\n&lt;/head&gt;&lt;body&gt;\n&lt;h1&gt;Not Found&lt;/h1&gt;\n&lt;p", miraclesoa.com (http-01): urn:ietf:params:acme:error:unauthorized :: The client lacks sufficient authorization :: Invalid response from http://miraclesoa.com/.well-known/acme-challenge/wWlc-VJtbM8VDLr-QimAxCotDw026mTaVg_ubYHDjy4 [89.7.222.194]: "&lt;!DOCTYPE HTML PUBLIC \"-//IETF//DTD HTML 2.0//EN\"&gt;\n&lt;html&gt;&lt;head&gt;\n&lt;title&gt;404 Not Found&lt;/title&gt;\n&lt;/head&gt;&lt;body&gt;\n&lt;h1&gt;Not Found&lt;/h1&gt;\n&lt;p", uniquehome.es (http-01): urn:ietf:params:acme:error:unauthorized :: The client lacks sufficient authorization :: Invalid response from http://uniquehome.es/.well-known/acme-challenge/AVYePhgcgoW6BfOcUPGC5h9M12K8pfp2173Pm_R-Cyc [89.7.222.194]: "&lt;!DOCTYPE HTML PUBLIC \"-//IETF//DTD HTML 2.0//EN\"&gt;\n&lt;html&gt;&lt;head&gt;\n&lt;title&gt;404 Not Found&lt;/title&gt;\n&lt;/head&gt;&lt;body&gt;\n&lt;h1&gt;Not Found&lt;/h1&gt;\n&lt;p", mail1.miraclesoa.com (http-01): urn:ietf:params:acme:error:unauthorized :: The client lacks sufficient authorization :: Invalid response from http://mail1.miraclesoa.com/.well-known/acme-challenge/HismN0xDzH21AW8h43wmc4TQwkwLOy3X_BDE9PwlJo4 [89.7.222.194]: "&lt;!DOCTYPE HTML PUBLIC \"-//IETF//DTD HTML 2.0//EN\"&gt;\n&lt;html&gt;&lt;head&gt;\n&lt;title&gt;404 Not Found&lt;/title&gt;\n&lt;/head&gt;&lt;body&gt;\n&lt;h1&gt;Not Found&lt;/h1&gt;\n&lt;p", lateingenieros.com (http-01): urn:ietf:params:acme:error:unauthorized :: The client lacks sufficient authorization :: Invalid response from http://lateingenieros.com/.well-known/acme-challenge/nHMn8YzH6DvnPqARYsN6iKi51K08XHp9BddS_7MVOuU [89.7.222.194]: "&lt;!DOCTYPE HTML PUBLIC \"-//IETF//DTD HTML 2.0//EN\"&gt;\n&lt;html&gt;&lt;head&gt;\n&lt;title&gt;404 Not Found&lt;/title&gt;\n&lt;/head&gt;&lt;body&gt;\n&lt;h1&gt;Not Found&lt;/h1&gt;\n&lt;p", hometech.red (http-01): urn:ietf:params:acme:error:unauthorized :: The client lacks sufficient authorization :: Invalid response from http://hometech.red/.well-known/acme-challenge/rGfHNfxzK26LqYWccLmnalx5_z8wueLJV9xW_3NZhGo [89.7.222.194]: "&lt;!DOCTYPE HTML PUBLIC \"-//IETF//DTD HTML 2.0//EN\"&gt;\n&lt;html&gt;&lt;head&gt;\n&lt;title&gt;404 Not Found&lt;/title&gt;\n&lt;/head&gt;&lt;body&gt;\n&lt;h1&gt;Not Found&lt;/h1&gt;\n&lt;p", mail1.business-card.es (http-01): urn:ietf:params:acme:error:unauthorized :: The client lacks sufficient authorization :: Invalid response from http://mail1.business-card.es/.well-known/acme-challenge/8xajgazeFcgY6-JPL_ROGO02RPRNmdOoC-U63lOROzk [89.7.222.194]: "&lt;!DOCTYPE HTML PUBLIC \"-//IETF//DTD HTML 2.0//EN\"&gt;\n&lt;html&gt;&lt;head&gt;\n&lt;title&gt;404 Not Found&lt;/title&gt;\n&lt;/head&gt;&lt;body&gt;\n&lt;h1&gt;Not Found&lt;/h1&gt;\n&lt;p"</text:p>
      <text:p text:style-name="Standard"/>
      <text:p text:style-name="Standard"><text:soft-page-break/>IMPORTANT NOTES:</text:p>
      <text:p text:style-name="Standard"><text:s/>- The following errors were reported by the server:</text:p>
      <text:p text:style-name="Standard"/>
      <text:p text:style-name="Standard"><text:s text:c="3"/>Domain: mail1.uniquehome.es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mail1.uniquehome.es/.well-known/acme-challenge/4g9-Gy4cQw9BIXQkp0TfERMadrH18OkJtiVds9KBKiY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deinsaingenieros.com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deinsaingenieros.com/.well-known/acme-challenge/6XLJPK0DFLbu4Y5thSgH-hozllJosMGVr4nnskvVdmE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mail1.deinsaingenieros.com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mail1.deinsaingenieros.com/.well-known/acme-challenge/Y_RQ9A2hQFisGcQAgIFWdF0CROPf6_DrRDPecqndCFU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mail1.uniquehometech.es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mail1.uniquehometech.es/.well-known/acme-challenge/mGFqemkdnzcplU-svjcDNzJupQBhm-HdkVnv5IQpqG0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homemanager.es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homemanager.es/.well-known/acme-challenge/L9aXmViaOeQ3-5yy5jLtfs7JhXJmKVC6IMXsHkJGTnI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mail1.decomadrid.org</text:p>
      <text:p text:style-name="Standard"><text:s text:c="3"/>Type: <text:s text:c="2"/>unauthorized</text:p>
      <text:p text:style-name="Standard"><text:s text:c="3"/>Detail: Invalid response from</text:p>
      <text:p text:style-name="Standard"><text:soft-page-break/><text:s text:c="3"/>http://mail1.decomadrid.org/.well-known/acme-challenge/wrM-yRS2cY9pZP8cUAI6VMPpwPdnDU5Cchar18_FT5I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mail1.homemanager.es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mail1.homemanager.es/.well-known/acme-challenge/lm8vwq_ktCPUBPuKoZ3c8tCrK0-f4eDWyA5xa2zFaYk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mail1.lateingenieros.com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mail1.lateingenieros.com/.well-known/acme-challenge/4uB3Q1JtE55VOmfg7gmBq-9MePN5i_u9mq-2F5RYADU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mail1.hometech.red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mail1.hometech.red/.well-known/acme-challenge/BCBjwNe-HY07HvU7u2ScrK_MIDJvUvdPaddLZA05dUc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atica.org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atica.org/.well-known/acme-challenge/VWTCsQ4DKqlCq0lvsmFPmAU5BJ9FuO_AxP3MsqNL-pY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mail1.atica.org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mail1.atica.org/.well-known/acme-challenge/rfPBpz8y-fJqNpUmKQEtqRf_LA2lTxR49zlyiMhj2uk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decomadrid.org</text:p>
      <text:p text:style-name="Standard"><text:s text:c="3"/>Type: <text:s text:c="2"/>unauthorized</text:p>
      <text:p text:style-name="Standard"><text:s text:c="3"/>Detail: Invalid response from</text:p>
      <text:p text:style-name="Standard"><text:soft-page-break/><text:s text:c="3"/>http://decomadrid.org/.well-known/acme-challenge/xjV-LX-GHkZbYgsnjevMsaebzjCYQYAAglVpvpBle2M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miraclesoa.com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miraclesoa.com/.well-known/acme-challenge/wWlc-VJtbM8VDLr-QimAxCotDw026mTaVg_ubYHDjy4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uniquehome.es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uniquehome.es/.well-known/acme-challenge/AVYePhgcgoW6BfOcUPGC5h9M12K8pfp2173Pm_R-Cyc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mail1.miraclesoa.com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mail1.miraclesoa.com/.well-known/acme-challenge/HismN0xDzH21AW8h43wmc4TQwkwLOy3X_BDE9PwlJo4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lateingenieros.com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lateingenieros.com/.well-known/acme-challenge/nHMn8YzH6DvnPqARYsN6iKi51K08XHp9BddS_7MVOuU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Domain: hometech.red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hometech.red/.well-known/acme-challenge/rGfHNfxzK26LqYWccLmnalx5_z8wueLJV9xW_3NZhGo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><text:soft-page-break/></text:p>
      <text:p text:style-name="Standard"><text:s text:c="3"/>Domain: mail1.business-card.es</text:p>
      <text:p text:style-name="Standard"><text:s text:c="3"/>Type: <text:s text:c="2"/>unauthorized</text:p>
      <text:p text:style-name="Standard"><text:s text:c="3"/>Detail: Invalid response from</text:p>
      <text:p text:style-name="Standard"><text:s text:c="3"/>http://mail1.business-card.es/.well-known/acme-challenge/8xajgazeFcgY6-JPL_ROGO02RPRNmdOoC-U63lOROzk</text:p>
      <text:p text:style-name="Standard"><text:s text:c="3"/>[89.7.222.194]: "&lt;!DOCTYPE HTML PUBLIC \"-//IETF//DTD HTML</text:p>
      <text:p text:style-name="Standard"><text:s text:c="3"/>2.0//EN\"&gt;\n&lt;html&gt;&lt;head&gt;\n&lt;title&gt;404 Not</text:p>
      <text:p text:style-name="Standard"><text:s text:c="3"/>Found&lt;/title&gt;\n&lt;/head&gt;&lt;body&gt;\n&lt;h1&gt;Not Found&lt;/h1&gt;\n&lt;p"</text:p>
      <text:p text:style-name="Standard"/>
      <text:p text:style-name="Standard"><text:s text:c="3"/>To fix these errors, please make sure that your domain name was</text:p>
      <text:p text:style-name="Standard"><text:s text:c="3"/>entered correctly and the DNS A/AAAA record(s) for that domain</text:p>
      <text:p text:style-name="Standard"><text:s text:c="3"/>contain(s) the right IP add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03:37.800372686</meta:creation-date>
    <dc:date>2020-03-04T15:04:37.202852419</dc:date>
    <meta:editing-duration>PT1M</meta:editing-duration>
    <meta:editing-cycles>1</meta:editing-cycles>
    <meta:document-statistic meta:table-count="0" meta:image-count="0" meta:object-count="0" meta:page-count="7" meta:paragraph-count="194" meta:word-count="1280" meta:character-count="17001" meta:non-whitespace-character-count="15490"/>
    <meta:generator>LibreOffice/6.0.7.3$Linux_X86_64 LibreOffice_project/00m0$Build-3</meta:generator>
  </office:meta>
</office:document-meta>
</file>